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canva.com/design/DADlRmjxhqs/I1WzHLjZ3TbrfXJZXsn6pg/edit?category=tACFasDnyEQ#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9:59:59.174207897</meta:creation-date>
    <dc:date>2019-09-15T10:00:42.330716815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91" meta:non-whitespace-character-count="91"/>
    <meta:generator>LibreOffice/6.0.7.3$Linux_X86_64 LibreOffice_project/00m0$Build-3</meta:generator>
  </office:meta>
</office:document-meta>
</file>